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B" table:style-name="ta1">
        <table:shapes>
          <draw:frame draw:z-index="0" draw:style-name="gr1" draw:text-style-name="P1" svg:width="159.9mm" svg:height="90.05mm" svg:x="55.87mm" svg:y="15.14mm">
            <loext:p draw:notify-on-update-of-ranges="resultB.A1:resultB.A1 resultB.A2:resultB.A98 resultB.B1:resultB.B1 resultB.B2:resultB.B9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ave</text:p>
          </table:table-cell>
          <table:table-cell office:value-type="string" calcext:value-type="string">
            <text:p><text:s/>contage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27" calcext:value-type="float">
            <text:p>72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43" calcext:value-type="float">
            <text:p>48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57" calcext:value-type="float">
            <text:p>69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83" calcext:value-type="float">
            <text:p>45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10" calcext:value-type="float">
            <text:p>70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83" calcext:value-type="float">
            <text:p>45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56" calcext:value-type="float">
            <text:p>69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229" calcext:value-type="float">
            <text:p>72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42" calcext:value-type="float">
            <text:p>48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958" calcext:value-type="float">
            <text:p>69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79" calcext:value-type="float">
            <text:p>45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13" calcext:value-type="float">
            <text:p>70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79" calcext:value-type="float">
            <text:p>45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958" calcext:value-type="float">
            <text:p>69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228" calcext:value-type="float">
            <text:p>72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835" calcext:value-type="float">
            <text:p>48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959" calcext:value-type="float">
            <text:p>695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577" calcext:value-type="float">
            <text:p>45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009" calcext:value-type="float">
            <text:p>700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582" calcext:value-type="float">
            <text:p>458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54" calcext:value-type="float">
            <text:p>69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229" calcext:value-type="float">
            <text:p>722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954" calcext:value-type="float">
            <text:p>69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578" calcext:value-type="float">
            <text:p>457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007" calcext:value-type="float">
            <text:p>70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952" calcext:value-type="float">
            <text:p>695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841" calcext:value-type="float">
            <text:p>48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8T08:31:15.862684213</dc:date>
    <meta:editing-duration>PT55S</meta:editing-duration>
    <meta:editing-cycles>1</meta:editing-cycles>
    <meta:document-statistic meta:table-count="1" meta:cell-count="19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bar" chart:style-name="ch1">
        <chart:legend chart:legend-position="end" svg:x="13.622cm" svg:y="4.204cm" style:legend-expansion="high" chart:style-name="ch2"/>
        <chart:plot-area chart:style-name="ch3" table:cell-range-address="resultB.A1:resultB.B98" chart:data-source-has-labels="both" svg:x="0.319cm" svg:y="0.18cm" svg:width="12.984cm" svg:height="8.646cm">
          <chartooo:coordinate-region svg:x="1.311cm" svg:y="0.379cm" svg:width="11.992cm" svg:height="7.655cm"/>
          <chart:axis chart:dimension="x" chart:name="primary-x" chart:style-name="ch4" chartooo:axis-type="auto">
            <chartooo:date-scale/>
            <chart:categories table:cell-range-address="resultB.A2:resultB.A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B.B2:resultB.B98" chart:label-cell-address="resultB.B1:resultB.B1" chart:class="chart:bar">
            <chart:data-point chart:repeated="9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ntagem</text:p>
                <draw:g>
                  <svg:desc>resultB.B1:resultB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B.A2:resultB.A98</svg:desc>
                </draw:g>
              </table:table-cell>
              <table:table-cell office:value-type="float" office:value="7227">
                <text:p>7227</text:p>
                <draw:g>
                  <svg:desc>resultB.B2:resultB.B9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843">
                <text:p>48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957">
                <text:p>69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583">
                <text:p>45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010">
                <text:p>701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583">
                <text:p>458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956">
                <text:p>695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229">
                <text:p>722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842">
                <text:p>484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958">
                <text:p>69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579">
                <text:p>457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7013">
                <text:p>701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579">
                <text:p>457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6958">
                <text:p>695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838">
                <text:p>483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228">
                <text:p>722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835">
                <text:p>483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6959">
                <text:p>695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4577">
                <text:p>45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7009">
                <text:p>700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582">
                <text:p>458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954">
                <text:p>695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229">
                <text:p>722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4838">
                <text:p>483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6954">
                <text:p>695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4578">
                <text:p>457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7007">
                <text:p>700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585">
                <text:p>458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6952">
                <text:p>695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4841">
                <text:p>48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